
<file path=META-INF/manifest.xml><?xml version="1.0" encoding="utf-8"?>
<manifest:manifest xmlns:manifest="urn:oasis:names:tc:opendocument:xmlns:manifest:1.0" manifest:version="1.3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Bar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Ciudad</text:p>
          </table:table-cell>
          <table:table-cell office:value-type="string">
            <text:p>Provincia</text:p>
          </table:table-cell>
          <table:table-cell office:value-type="string">
            <text:p>Calle</text:p>
          </table:table-cell>
          <table:table-cell office:value-type="string">
            <text:p>Propietario 1</text:p>
          </table:table-cell>
          <table:table-cell office:value-type="string">
            <text:p>Propietario 2</text:p>
          </table:table-cell>
          <table:table-cell office:value-type="string">
            <text:p>Propietario 3</text:p>
          </table:table-cell>
          <table:table-cell office:value-type="string">
            <text:p>Precio Menú</text:p>
          </table:table-cell>
          <table:table-cell office:value-type="string">
            <text:p>Especialidades</text:p>
          </table:table-cell>
          <table:table-cell table:number-columns-repeated="11"/>
        </table:table-row>
        <table:table-row>
          <table:table-cell office:value-type="string">
            <text:p>Bar Central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Calle Mayor</text:p>
          </table:table-cell>
          <table:table-cell office:value-type="string">
            <text:p>Mario</text:p>
          </table:table-cell>
          <table:table-cell office:value-type="string">
            <text:p>Lucía</text:p>
          </table:table-cell>
          <table:table-cell/>
          <table:table-cell office:value-type="float" office:value="12.5">
            <text:p>12,5</text:p>
          </table:table-cell>
          <table:table-cell office:value-type="string">
            <text:p>TAPAS</text:p>
          </table:table-cell>
          <table:table-cell office:value-type="string">
            <text:p>CERVEZAS</text:p>
          </table:table-cell>
          <table:table-cell table:number-columns-repeated="10"/>
        </table:table-row>
        <table:table-row>
          <table:table-cell office:value-type="string">
            <text:p>El Rincon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Calle Nueva</text:p>
          </table:table-cell>
          <table:table-cell office:value-type="string">
            <text:p>Ana</text:p>
          </table:table-cell>
          <table:table-cell table:number-columns-repeated="2"/>
          <table:table-cell office:value-type="float" office:value="15.0">
            <text:p>15</text:p>
          </table:table-cell>
          <table:table-cell office:value-type="string">
            <text:p>CERVEZAS</text:p>
          </table:table-cell>
          <table:table-cell office:value-type="string">
            <text:p>COCTELES</text:p>
          </table:table-cell>
          <table:table-cell table:number-columns-repeated="10"/>
        </table:table-row>
        <table:table-row table:number-rows-repeated="97">
          <table:table-cell table:number-columns-repeated="20"/>
        </table:table-row>
      </table:table>
      <table:table table:style-name="ta0" table:name="Restaurante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Ciudad</text:p>
          </table:table-cell>
          <table:table-cell office:value-type="string">
            <text:p>Provincia</text:p>
          </table:table-cell>
          <table:table-cell office:value-type="string">
            <text:p>Calle</text:p>
          </table:table-cell>
          <table:table-cell office:value-type="string">
            <text:p>Propietario 1</text:p>
          </table:table-cell>
          <table:table-cell office:value-type="string">
            <text:p>Propietario 2</text:p>
          </table:table-cell>
          <table:table-cell office:value-type="string">
            <text:p>Propietario 3</text:p>
          </table:table-cell>
          <table:table-cell office:value-type="string">
            <text:p>Precio Menú</text:p>
          </table:table-cell>
          <table:table-cell office:value-type="string">
            <text:p>Capacidad Total</text:p>
          </table:table-cell>
          <table:table-cell office:value-type="string">
            <text:p>Capacidad por Mesa</text:p>
          </table:table-cell>
          <table:table-cell table:number-columns-repeated="10"/>
        </table:table-row>
        <table:table-row>
          <table:table-cell office:value-type="string">
            <text:p>La Cazuela</text:p>
          </table:table-cell>
          <table:table-cell office:value-type="string">
            <text:p>Tudela</text:p>
          </table:table-cell>
          <table:table-cell office:value-type="string">
            <text:p>Navarra</text:p>
          </table:table-cell>
          <table:table-cell office:value-type="string">
            <text:p>Plaza Nueva</text:p>
          </table:table-cell>
          <table:table-cell office:value-type="string">
            <text:p>Lucía</text:p>
          </table:table-cell>
          <table:table-cell table:number-columns-repeated="2"/>
          <table:table-cell office:value-type="float" office:value="25.0">
            <text:p>2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>
          <table:table-cell office:value-type="string">
            <text:p>El Fogón</text:p>
          </table:table-cell>
          <table:table-cell office:value-type="string">
            <text:p>Tudela</text:p>
          </table:table-cell>
          <table:table-cell office:value-type="string">
            <text:p>Navarra</text:p>
          </table:table-cell>
          <table:table-cell office:value-type="string">
            <text:p>Calle Falsa</text:p>
          </table:table-cell>
          <table:table-cell office:value-type="string">
            <text:p>Jon</text:p>
          </table:table-cell>
          <table:table-cell table:number-columns-repeated="2"/>
          <table:table-cell office:value-type="float" office:value="30.0">
            <text:p>30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number-rows-repeated="97">
          <table:table-cell table:number-columns-repeated="20"/>
        </table:table-row>
      </table:table>
      <table:table table:style-name="ta0" table:name="Pub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Ciudad</text:p>
          </table:table-cell>
          <table:table-cell office:value-type="string">
            <text:p>Provincia</text:p>
          </table:table-cell>
          <table:table-cell office:value-type="string">
            <text:p>Calle</text:p>
          </table:table-cell>
          <table:table-cell office:value-type="string">
            <text:p>Propietario 1</text:p>
          </table:table-cell>
          <table:table-cell office:value-type="string">
            <text:p>Propietario 2</text:p>
          </table:table-cell>
          <table:table-cell office:value-type="string">
            <text:p>Propietario 3</text:p>
          </table:table-cell>
          <table:table-cell office:value-type="string">
            <text:p>Hora Apertura</text:p>
          </table:table-cell>
          <table:table-cell office:value-type="string">
            <text:p>Hora Cierre</text:p>
          </table:table-cell>
          <table:table-cell table:number-columns-repeated="11"/>
        </table:table-row>
        <table:table-row>
          <table:table-cell office:value-type="string">
            <text:p>Night Owl</text:p>
          </table:table-cell>
          <table:table-cell office:value-type="string">
            <text:p>Estella</text:p>
          </table:table-cell>
          <table:table-cell office:value-type="string">
            <text:p>Navarra</text:p>
          </table:table-cell>
          <table:table-cell office:value-type="string">
            <text:p>Av. del Prado</text:p>
          </table:table-cell>
          <table:table-cell office:value-type="string">
            <text:p>Ander</text:p>
          </table:table-cell>
          <table:table-cell table:number-columns-repeated="2"/>
          <table:table-cell office:value-type="string">
            <text:p>18:00</text:p>
          </table:table-cell>
          <table:table-cell office:value-type="string">
            <text:p>02:00</text:p>
          </table:table-cell>
          <table:table-cell table:number-columns-repeated="11"/>
        </table:table-row>
        <table:table-row>
          <table:table-cell office:value-type="string">
            <text:p>Moonlight</text:p>
          </table:table-cell>
          <table:table-cell office:value-type="string">
            <text:p>Pamplona</text:p>
          </table:table-cell>
          <table:table-cell office:value-type="string">
            <text:p>Navarra</text:p>
          </table:table-cell>
          <table:table-cell office:value-type="string">
            <text:p>Calle Mayor</text:p>
          </table:table-cell>
          <table:table-cell office:value-type="string">
            <text:p>Mario</text:p>
          </table:table-cell>
          <table:table-cell office:value-type="string">
            <text:p>Ana</text:p>
          </table:table-cell>
          <table:table-cell/>
          <table:table-cell office:value-type="string">
            <text:p>20:00</text:p>
          </table:table-cell>
          <table:table-cell office:value-type="string">
            <text:p>03:00</text:p>
          </table:table-cell>
          <table:table-cell table:number-columns-repeated="11"/>
        </table:table-row>
        <table:table-row table:number-rows-repeated="97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loext="urn:org:documentfoundation:names:experimental:office:xmlns:loext:1.0" xmlns:config="urn:oasis:names:tc:opendocument:xmlns:config:1.0" xmlns:table="urn:oasis:names:tc:opendocument:xmlns:table:1.0" xmlns:xlink="http://www.w3.org/1999/xlink" xmlns:dc="http://purl.org/dc/elements/1.1/" office:version="1.3">
  <office:meta>
    <meta:generator>jOpenDocument/1.5</meta:generator>
  </office:meta>
</office:document-meta>
</file>